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ffd320"/>
    </style:style>
    <style:style style:name="P2" style:family="paragraph">
      <loext:graphic-properties draw:fill-color="#c5000b"/>
    </style:style>
    <style:style style:name="P3" style:family="paragraph">
      <loext:graphic-properties draw:fill-color="#9966cc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b2b2b2"/>
    </style:style>
    <style:style style:name="P6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gr1" style:family="graphic">
      <style:graphic-properties draw:fill-color="#ffd320" draw:textarea-horizontal-align="justify" draw:textarea-vertical-align="middle" draw:auto-grow-height="false" fo:min-height="0.741cm" fo:min-width="1.9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5000b" draw:textarea-horizontal-align="justify" draw:textarea-vertical-align="middle" draw:auto-grow-height="false" fo:min-height="0.741cm" fo:min-width="1.9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9966cc" draw:textarea-horizontal-align="justify" draw:textarea-vertical-align="middle" draw:auto-grow-height="false" fo:min-height="0.741cm" fo:min-width="1.9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.101cm" draw:marker-start-width="0.653cm" draw:marker-end="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653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-width="0.653cm" draw:marker-end="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b2b2b2" draw:textarea-horizontal-align="justify" draw:textarea-vertical-align="middle" draw:auto-grow-height="false" fo:min-height="5.396cm" fo:min-width="15.4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1" svg:width="2.003cm" svg:height="0.819cm" svg:x="4.653cm" svg:y="2.321cm"><text:p><text:s text:c="3"/>Filtre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1" draw:style-name="gr2" draw:text-style-name="P2" svg:width="2.003cm" svg:height="0.819cm" svg:x="9.077cm" svg:y="2.251cm"><text:p><text:s text:c="3"/>Classe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1" draw:style-name="gr3" draw:text-style-name="P3" svg:width="2.003cm" svg:height="0.819cm" svg:x="11.183cm" svg:y="2.251cm"><text:p><text:span text:style-name="T1"><text:s text:c="2"/></text:span><text:span text:style-name="T1">Discipline </text:span></text:p><text:p><text:span text:style-name="T1"><text:s text:c="5"/></text:span><text:span text:style-name="T1">de fi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" draw:style-name="gr3" draw:text-style-name="P3" svg:width="2.003cm" svg:height="0.819cm" svg:x="11.18cm" svg:y="3.258cm"><text:p><text:span text:style-name="T1"><text:s text:c="2"/></text:span><text:span text:style-name="T1">Discipline </text:span></text:p><text:p><text:span text:style-name="T1"><text:s text:c="5"/></text:span><text:span text:style-name="T1">de fi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1" draw:style-name="gr3" draw:text-style-name="P3" svg:width="2.003cm" svg:height="0.819cm" svg:x="11.199cm" svg:y="5.348cm"><text:p><text:span text:style-name="T1"><text:s text:c="2"/></text:span><text:span text:style-name="T1">Discipline </text:span></text:p><text:p><text:span text:style-name="T1"><text:s text:c="5"/></text:span><text:span text:style-name="T1">de fi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1" draw:style-name="gr2" draw:text-style-name="P2" svg:width="2.003cm" svg:height="0.819cm" svg:x="9.058cm" svg:y="3.226cm"><text:p><text:s text:c="3"/>Classe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1" draw:style-name="gr2" draw:text-style-name="P2" svg:width="2.003cm" svg:height="0.819cm" svg:x="9.11cm" svg:y="5.385cm"><text:p><text:s/>Classe n+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1" draw:style-name="gr1" draw:text-style-name="P1" svg:width="2.003cm" svg:height="0.819cm" svg:x="4.653cm" svg:y="3.242cm"><text:p><text:s text:c="3"/>Filtre 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1" draw:style-name="gr1" draw:text-style-name="P1" svg:width="2.003cm" svg:height="0.819cm" svg:x="4.651cm" svg:y="5.472cm"><text:p><text:s text:c="3"/>Filtre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1" draw:style-name="gr2" draw:text-style-name="P2" svg:width="2.003cm" svg:height="0.819cm" svg:x="1.293cm" svg:y="3.366cm"><text:p><text:s text:c="3"/>Classe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" draw:name="Forme2" draw:style-name="gr4" draw:text-style-name="P4" svg:x1="10.102cm" svg:y1="4.392cm" svg:x2="10.102cm" svg:y2="4.949cm"><text:p/></draw:line><draw:line text:anchor-type="paragraph" draw:z-index="11" draw:name="Forme2" draw:style-name="gr5" draw:text-style-name="P4" svg:x1="6.669cm" svg:y1="5.801cm" svg:x2="9.11cm" svg:y2="5.801cm"><text:p/></draw:line><draw:line text:anchor-type="paragraph" draw:z-index="12" draw:name="Forme2" draw:style-name="gr5" draw:text-style-name="P4" svg:x1="3.157cm" svg:y1="3.365cm" svg:x2="4.653cm" svg:y2="2.702cm"><text:p/></draw:line><draw:line text:anchor-type="paragraph" draw:z-index="13" draw:name="Forme2" draw:style-name="gr5" draw:text-style-name="P4" svg:x1="3.295cm" svg:y1="3.713cm" svg:x2="4.653cm" svg:y2="3.713cm"><text:p/></draw:line><draw:line text:anchor-type="paragraph" draw:z-index="14" draw:name="Forme2" draw:style-name="gr5" draw:text-style-name="P4" svg:x1="3.26cm" svg:y1="4.06cm" svg:x2="4.653cm" svg:y2="5.73cm"><text:p/></draw:line><draw:line text:anchor-type="paragraph" draw:z-index="15" draw:name="Forme2" draw:style-name="gr4" draw:text-style-name="P4" svg:x1="12.137cm" svg:y1="4.427cm" svg:x2="12.137cm" svg:y2="4.984cm"><text:p/></draw:line><draw:line text:anchor-type="paragraph" draw:z-index="16" draw:name="Forme2" draw:style-name="gr4" draw:text-style-name="P4" svg:x1="5.697cm" svg:y1="4.53cm" svg:x2="5.697cm" svg:y2="5.087cm"><text:p/></draw:line><draw:line text:anchor-type="paragraph" draw:z-index="17" draw:name="Forme2" draw:style-name="gr5" draw:text-style-name="P4" svg:x1="6.671cm" svg:y1="2.704cm" svg:x2="9.112cm" svg:y2="2.704cm"><text:p/></draw:line><draw:line text:anchor-type="paragraph" draw:z-index="18" draw:name="Forme2" draw:style-name="gr6" draw:text-style-name="P4" svg:x1="14.992cm" svg:y1="5.765cm" svg:x2="14.958cm" svg:y2="2.616cm"><text:p/></draw:line><draw:line text:anchor-type="paragraph" draw:z-index="19" draw:name="Forme2" draw:style-name="gr5" draw:text-style-name="P4" svg:x1="6.616cm" svg:y1="3.609cm" svg:x2="9.057cm" svg:y2="3.609cm"><text:p/></draw:line><draw:line text:anchor-type="paragraph" draw:z-index="20" draw:name="Forme2" draw:style-name="gr6" draw:text-style-name="P4" svg:x1="13.182cm" svg:y1="3.731cm" svg:x2="14.992cm" svg:y2="3.731cm"><text:p/></draw:line><draw:line text:anchor-type="paragraph" draw:z-index="21" draw:name="Forme2" draw:style-name="gr6" draw:text-style-name="P4" svg:x1="13.182cm" svg:y1="5.764cm" svg:x2="14.992cm" svg:y2="5.764cm"><text:p/></draw:line><draw:line text:anchor-type="paragraph" draw:z-index="22" draw:name="Forme2" draw:style-name="gr6" draw:text-style-name="P4" svg:x1="13.185cm" svg:y1="2.616cm" svg:x2="14.991cm" svg:y2="2.616cm"><text:p/></draw:line><draw:line text:anchor-type="paragraph" draw:z-index="24" draw:name="Forme2" draw:style-name="gr5" draw:text-style-name="P4" svg:x1="14.991cm" svg:y1="4.078cm" svg:x2="16.991cm" svg:y2="4.078cm"><text:p/></draw:line><draw:custom-shape text:anchor-type="paragraph" draw:z-index="23" draw:name="Forme3" draw:style-name="gr7" draw:text-style-name="P5" svg:width="15.481cm" svg:height="5.397cm" svg:x="0.335cm" svg:y="2.011cm"><text:p/><draw:enhanced-geometry svg:viewBox="0 0 21600 21600" draw:mirror-vertical="true" draw:type="rectangle" draw:enhanced-path="M 0 0 L 21600 0 21600 21600 0 21600 0 0 Z N"/></draw:custom-shape><draw:line text:anchor-type="paragraph" draw:z-index="25" draw:name="Forme2" draw:style-name="gr5" draw:text-style-name="P4" svg:x1="-1.561cm" svg:y1="3.817cm" svg:x2="-0.273cm" svg:y2="3.817cm"><text:p/></draw:line><draw:frame text:anchor-type="paragraph" draw:z-index="26" draw:name="Forme4" draw:style-name="gr8" draw:text-style-name="P6" svg:width="4.368cm" svg:height="0.698cm" svg:x="6.394cm" svg:y="6.689cm"><draw:text-box><text:p>Politique générale de fil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6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8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20:00:51.641914150</meta:creation-date>
    <dc:date>2018-04-30T15:42:55.102320669</dc:date>
    <meta:editing-duration>PT5M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